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780373" style:font-name="Dyuthi" fo:font-size="32pt" officeooo:rsid="001003a1" officeooo:paragraph-rsid="001003a1" style:font-size-asian="32pt" style:font-size-complex="32pt"/>
    </style:style>
    <style:style style:name="P2" style:family="paragraph" style:parent-style-name="Standard">
      <style:text-properties fo:color="#50200c" style:font-name="Dyuthi" fo:font-size="18pt" officeooo:rsid="001003a1" officeooo:paragraph-rsid="001003a1" style:font-size-asian="18pt" style:font-size-complex="18pt"/>
    </style:style>
    <style:style style:name="P3" style:family="paragraph" style:parent-style-name="Standard">
      <style:text-properties fo:color="#168253" style:font-name="Dyuthi" fo:font-size="14pt" officeooo:rsid="001003a1" officeooo:paragraph-rsid="001003a1" style:font-size-asian="14pt" style:font-size-complex="14pt"/>
    </style:style>
    <style:style style:name="P4" style:family="paragraph" style:parent-style-name="Standard">
      <style:text-properties fo:color="#168253" style:font-name="Dyuthi" fo:font-size="14pt" officeooo:rsid="001003a1" officeooo:paragraph-rsid="001003a1" style:font-size-asian="12.25pt" style:font-size-complex="14pt"/>
    </style:style>
    <style:style style:name="P5" style:family="paragraph" style:parent-style-name="Standard">
      <style:text-properties officeooo:paragraph-rsid="001003a1"/>
    </style:style>
    <style:style style:name="T1" style:family="text">
      <style:text-properties fo:color="#168253" style:font-name="Dyuthi" fo:font-size="14pt" officeooo:rsid="0011adf1" style:font-size-asian="12.25pt" style:font-size-complex="14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YTHON NOTES</text:p>
      <text:p text:style-name="P1"/>
      <text:p text:style-name="P2">Context Guard :</text:p>
      <text:p text:style-name="P3">1-with is used <text:s/>as a context guard.</text:p>
      <text:p text:style-name="P3">2-it closes the resource after the execution of code inside it.</text:p>
      <text:p text:style-name="P3">3-it closes the resources if any statement changes the flow of execution like return,break,continue and exit.</text:p>
      <text:p text:style-name="P4">4-two important methods of a context manager are __enter__ <text:s/>and __exit__.</text:p>
      <text:p text:style-name="P5"><text:span text:style-name="T1"><text:tab/><text:tab/></text:span></text:p>
      <text:p text:style-name="P5"><text:span text:style-name="T1"/></text:p>
      <text:p text:style-name="P5">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yuthi" svg:font-family="Dyuth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2T12:02:51.968373968</meta:creation-date>
    <dc:date>2020-03-04T15:58:06.785781971</dc:date>
    <meta:editing-duration>PT19H49M7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51" meta:character-count="310" meta:non-whitespace-character-count="262"/>
  </office:meta>
</office:document-meta>
</file>